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style:style>
    <style:style style:name="P2" style:family="paragraph" style:parent-style-name="Standard">
      <style:paragraph-properties fo:text-align="justify" style:justify-single-word="false"/>
      <style:text-properties style:font-name="Arial1"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5b36d121-7fff-4569-0f15-44b43093a9cf"/>Subject: Application for Data Analyst Position - IT Graduate Recruitment</text:p>
      <text:p text:style-name="P1"/>
      <text:p text:style-name="P1">Dear Mr. Lowry,</text:p>
      <text:p text:style-name="P1"/>
      <text:p text:style-name="P1">I am writing to express my strong interest in the Data Analyst position at IT Graduate Recruitment, as advertised. With a solid foundation in data analysis and a passion for leveraging technology to drive business insights, I am excited about the opportunity to contribute to your Analytics and Automation team.</text:p>
      <text:p text:style-name="P1"/>
      <text:p text:style-name="P1">The multifaceted responsibilities outlined in the job description align perfectly with my skills and experiences. Throughout my 14-year career in software development, I have honed my abilities to collect, transform, and analyze data. More than a traditional Data Analyst, I have a track record of developing comprehensive data-driven business insights that have contributed to successful project strategies and executions.</text:p>
      <text:p text:style-name="P1"/>
      <text:p text:style-name="P1">I am impressed by the innovative approach of the Analytics and Automation team, blending analytical engineering skills to deliver high-value, immediate impact to the business. I am eager to bring my proficiency in SQL, strong critical thinking, and analytical problem-solving abilities to define and develop Key Performance Indicators and other user/business metrics.</text:p>
      <text:p text:style-name="P1"/>
      <text:p text:style-name="P1">My experience in running experiments, creating dashboards, and delivering results to leadership aligns well with the requirements of the role. I have successfully employed SQL queries to answer complex business questions, enabling informed decision-making by business and product owners.</text:p>
      <text:p text:style-name="P1"/>
      <text:p text:style-name="P1">I am particularly drawn to the role's emphasis on rapid prototyping of technical solutions and the transformation of prototypes into production-ready solutions. My skills in low-code tools and project management will enable me to contribute to the team's efficiency and reduce risk and complexity.</text:p>
      <text:p text:style-name="P1"/>
      <text:p text:style-name="P1">Furthermore, my 14 years of experience have instilled in me a commitment to maintaining data quality and continuously improving data pipelines. My adaptability and readiness to take on challenges are evident in my previous roles, where I successfully contributed to the definition and execution of Machine Learning projects.</text:p>
      <text:p text:style-name="P1"/>
      <text:p text:style-name="P1">I am enthusiastic about the prospect of working collaboratively with the Operations team, Product Development Team, and Management team at IT Graduate Recruitment. My experience with Apps Script, Looker, and proficiency in JavaScript, Python, and R position me as a well-rounded candidate for the role.</text:p>
      <text:p text:style-name="P1"/>
      <text:p text:style-name="P1">Thank you for considering my application. I am excited about the opportunity to contribute to the success of IT Graduate Recruitment and the Analytics and Automation team. I look forward to the possibility of discussing my application further in an interview.</text:p>
      <text:p text:style-name="P1"/>
      <text:p text:style-name="P1">Sincerely,</text:p>
      <text:p text:style-name="P1"/>
      <text:p text:style-name="P1">Peter Nagy</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5T21:15:58.418705539</meta:creation-date>
    <dc:date>2024-02-05T21:20:09.437271788</dc:date>
    <meta:editing-duration>PT4M12S</meta:editing-duration>
    <meta:editing-cycles>2</meta:editing-cycles>
    <meta:generator>LibreOffice/6.4.7.2$Linux_X86_64 LibreOffice_project/40$Build-2</meta:generator>
    <meta:document-statistic meta:table-count="0" meta:image-count="0" meta:object-count="0" meta:page-count="1" meta:paragraph-count="12" meta:word-count="394" meta:character-count="2677" meta:non-whitespace-character-count="2295"/>
  </office:meta>
</office:document-meta>
</file>